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officeooo:paragraph-rsid="0004fa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2060" loext:opacity="100%"/>
    </style:style>
    <style:style style:name="T3" style:family="text">
      <style:text-properties fo:color="#000000" loext:opacity="100%">
        <loext:char-complex-color loext:theme-type="dark1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Azure Data Lake Storage gen2 – miejsce do przechowywania danych. Ustrukturyzowanych jak i nie, w formatach natywnych np. plikach binarnych. Początkowe położenie dla danych skąd trafiają do dalszej przeróbki. Zcentralizowane repozytorium </text:p>
      <text:p text:style-name="P1" loext:marker-style-name="T3">Azure Data Factory – służy do automatyzacji przetwarzania danych. Jest to serwis ETL (Extract Transform Load). Dzięki temu narzędziu możemy wyciągnąć dane z Data Lake Storage, następnie Transformować i przekazać dalej, do hurtowni. Świetne narzędzie do automatyzacji procesów np. aby przetwarzać raporty z gier.</text:p>
      <text:p text:style-name="P1" loext:marker-style-name="T2">Azure databricks – serwis bazujący na apache spark, przeznaczony głównie do big data oraz machine learning. Można tam korzystać ze scali, pythona, java, sql, R oraz z bibliotek do AI/ML TensorFlow, Pytorch. Nastawienie na Sparka.</text:p>
      <text:p text:style-name="P1" loext:marker-style-name="T2">Azure HDInsight – Zawiera więcej narzędzi do Big Data, generalnie Hadoop tools, jednak spark jest bardziej wydajny na databricks, ponadto jest mniej user friendly. Do naprawdę Big Data, narzędzie może już trochę przestarzałe.</text:p>
      <text:p text:style-name="P1" loext:marker-style-name="T2">Azure Stream Analytics – platforma przeznaczona do obsługi danych napływających strumieniowo. Zorientowana na JavaScript i SQL. Lepiej się sprawdzi, kiedy nie mamy stałych danych tylko napływające w czasie rzeczywistym np. z czujników IoT.</text:p>
      <text:p text:style-name="P1" loext:marker-style-name="T2">Azure Machine Learning – narzędzie dedykowane do ML. Zapewnia świetne środowisko do tworzenia różnych modeli. Pozwala także wykonywać testy, aby zdecydować się, który model wybrać, dzięki możliwości ich ewaluacji i wizualizacji pewnych metryk.</text:p>
      <text:p text:style-name="P1">Azure Synapse Analytics – platforma od Azure, data warehouse. Wspiera sparka, ale przede wszystkim jest przeznaczona do dużej ilości zapytań T-SQL. Można tam też tworzyć pipeline’y oraz podłączyć takie usługi jak powerBI. Nastawienie na SQL.</text:p>
      <text:p text:style-name="P1">Data Lake Analytics – alternatywa dla Azure Synapses. W przeciwieństwie do konkurenta nie pobiera on do siebie danych tylko bezpośrednio zasięga od Data Lake Storage. Dużo lepiej sprawdzi się w przypadku, kiedy chcemy wykonać pewną jednostkową analizę, ponieważ nie trzeba stawiać całej infrastruktury. </text:p>
      <text:p text:style-name="P1">Azure Analysis services – kolejna usługa do analizy danych. Tutaj zaletą jest to, że nie wspiera ona tylko SQL. Tak więc, kiedy byłoby 500 zapytań SQL i stać w kolejce. Do wybrania, jeśli potrzebujemy wykonać coś na szybko w BI.</text:p>
      <text:p text:style-name="P1" loext:marker-style-name="T2">Azure Monitor – pozwala kontrolować przepływ danych oraz udostępnia statystyki na temat ich przetwarzania. Możemy korzystać z różnych metryk oraz je wizualizować. Przydatne do obserwacji infrastruktury.</text:p>
      <text:p text:style-name="P1" loext:marker-style-name="T3">Azure role-based acces control – narzędzie do kontrolowania uprawnień do infrastruktury. Bazując na rolach możemy przydzielać dostęp do poszczególnych części użytkownikom. Kolejne przydatne narzędzie w potoku przetwarzania danych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7:29:33.704951334</meta:creation-date>
    <dc:date>2024-05-04T17:30:39.335522385</dc:date>
    <meta:editing-duration>PT1M5S</meta:editing-duration>
    <meta:editing-cycles>1</meta:editing-cycles>
    <meta:document-statistic meta:table-count="0" meta:image-count="0" meta:object-count="0" meta:page-count="1" meta:paragraph-count="11" meta:word-count="370" meta:character-count="2688" meta:non-whitespace-character-count="2316"/>
    <meta:generator>LibreOffice/24.2.2.2$Linux_X86_64 LibreOffice_project/420$Build-2</meta:generator>
  </office:meta>
</office:document-meta>
</file>